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AuthenticatorUtils.authenticate( FileSystemOptions opts , UserAuthenticationData . Type [ ] authenticato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AuthenticatorUtils.toChar(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AuthenticatorUtils.getData( UserAuthenticationData data , UserAuthenticationData . Type type , char [ ] overwridden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AuthenticatorUtils.cleanup( UserAuthenticationData auth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AuthenticatorUtils.toString( char [ ]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AuthenticatorUtils.authenticate( UserAuthenticator auth , UserAuthenticationData . Type [ ] authenticator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